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P5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6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width="3.866cm" svg:height="1.184cm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g(x) ≠ 0<text:tab/>— inhomogen</text:p>
      <text:p text:style-name="P1">g(x) = 0<text:tab/>— homogen</text:p>
      <text:p text:style-name="P1"/>
      <text:p text:style-name="P1"/>
      <text:p text:style-name="P1"/>
      <text:p text:style-name="P1">⁅z.c.4.1.7.⁆</text:p>
      <text:p text:style-name="P1"/>
      <text:p text:style-name="P1">x(t) c<text:span text:style-name="T1">1</text:span> cos ωt = c<text:span text:style-name="T1">2</text:span> sin ωt</text:p>
      <text:p text:style-name="P1"/>
      <text:p text:style-name="P1">är den allmäna lösningen till</text:p>
      <text:p text:style-name="P1"/>
      <text:p text:style-name="P1"><text:tab/>x'' + ω²x = 0</text:p>
      <text:p text:style-name="P1"/>
      <text:p text:style-name="P1">Visa att den lösningen som uppfyller</text:p>
      <text:p text:style-name="P1"/>
      <text:p text:style-name="P1"><text:tab/>x(0) = x<text:span text:style-name="T1">0</text:span> <text:tab/>(1)<text:tab/>samt<text:tab/><text:tab/>x'(0) = x<text:span text:style-name="T1">1</text:span><text:tab/>(2)</text:p>
      <text:p text:style-name="P1"/>
      <text:p text:style-name="P1">är</text:p>
      <text:p text:style-name="P1"><text:tab/><draw:frame draw:style-name="fr1" draw:name="Object2" text:anchor-type="as-char" svg:width="5.597cm" svg:height="1.11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x(t) uppfyller (1):</text:p>
      <text:p text:style-name="P1"/>
      <text:p text:style-name="P2"><text:span text:style-name="T5"><text:tab/>x</text:span><text:span text:style-name="T2">0</text:span><text:span text:style-name="T5"> = c</text:span><text:span text:style-name="T2">1</text:span><text:span text:style-name="T5"> cos 0 + c</text:span><text:span text:style-name="T2">2</text:span><text:span text:style-name="T5"> sin 0 </text:span>⇔<text:span text:style-name="T5"> x</text:span><text:span text:style-name="T2">0</text:span><text:span text:style-name="T5"> = c</text:span><text:span text:style-name="T2">1</text:span></text:p>
      <text:p text:style-name="P1"/>
      <text:p text:style-name="P1">x(t) uppfyller (2):</text:p>
      <text:p text:style-name="P1"/>
      <text:p text:style-name="P2"><text:span text:style-name="T5"><text:tab/>x'(t) = –ωc</text:span><text:span text:style-name="T2">1</text:span><text:span text:style-name="T5"> sin ωt + ωc</text:span><text:span text:style-name="T2">2</text:span><text:span text:style-name="T5"> cos ωt</text:span></text:p>
      <text:p text:style-name="P1"/>
      <text:p text:style-name="P2"><text:span text:style-name="T5">x'(0) = x</text:span><text:span text:style-name="T2">1</text:span><text:span text:style-name="T5">:</text:span></text:p>
      <text:p text:style-name="P1"/>
      <text:p text:style-name="P2"><text:span text:style-name="T5"><text:tab/>x</text:span><text:span text:style-name="T2">1</text:span><text:span text:style-name="T5"> = –c</text:span><text:span text:style-name="T2">1</text:span><text:span text:style-name="T5">ω sin 0 + c</text:span><text:span text:style-name="T2">2</text:span><text:span text:style-name="T5">ω cos 0 = c</text:span><text:span text:style-name="T2">2</text:span><text:span text:style-name="T5">ω</text:span></text:p>
      <text:p text:style-name="P1"/>
      <text:p text:style-name="P1"/>
      <text:p text:style-name="P1"/>
      <text:p text:style-name="P1"/>
      <text:p text:style-name="P1"/>
      <text:p text:style-name="P2"><text:span text:style-name="T5">Funktionerna</text:span><text:span text:style-name="T5"><draw:frame draw:style-name="fr1" draw:name="Object3" text:anchor-type="as-char" svg:width="1.127cm" svg:height="1.168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5">är linjärt beroende om det finns konstanter,</text:span><text:span text:style-name="T5"><draw:frame draw:style-name="fr1" draw:name="Object4" text:anchor-type="as-char" svg:width="1.196cm" svg:height="1.168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5">,</text:span></text:p>
      <text:p text:style-name="P2"><text:span text:style-name="T5">så att</text:span><text:span text:style-name="T5"><draw:frame draw:style-name="fr1" draw:name="Object5" text:anchor-type="as-char" svg:width="2.09cm" svg:height="1.169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/>
      <text:p text:style-name="P3">⁅z.c.4.1.17.⁆</text:p>
      <text:p text:style-name="P1"/>
      <text:p text:style-name="P1">ƒ<text:span text:style-name="T1">1</text:span>(x) = 5,<text:tab/>ƒ<text:span text:style-name="T1">2</text:span>(x) = cos² x,<text:tab/>ƒ<text:span text:style-name="T1">3</text:span>(x) = sin² x</text:p>
      <text:p text:style-name="P1"/>
      <text:p text:style-name="P1">Linjärt beroende?</text:p>
      <text:p text:style-name="P1"/>
      <text:p text:style-name="P1">cos² x + sin² x = 1 = ƒ<text:span text:style-name="T1">2</text:span> + ƒ<text:span text:style-name="T1">3</text:span></text:p>
      <text:p text:style-name="P1"/>
      <text:p text:style-name="P1">c<text:span text:style-name="T1">2</text:span> = c<text:span text:style-name="T1">3</text:span></text:p>
      <text:p text:style-name="P1"/>
      <text:p text:style-name="P1">c<text:span text:style-name="T1">1</text:span>ƒ<text:span text:style-name="T1">1</text:span> + c<text:span text:style-name="T1">2</text:span>ƒ<text:span text:style-name="T1">2</text:span> + c<text:span text:style-name="T1">3</text:span>ƒ<text:span text:style-name="T1">3</text:span> = 0</text:p>
      <text:p text:style-name="P1">c<text:span text:style-name="T1">1</text:span>ƒ<text:span text:style-name="T1">1</text:span> + c<text:span text:style-name="T1">2</text:span>ƒ<text:span text:style-name="T1">2</text:span> + c<text:span text:style-name="T1">2</text:span>ƒ<text:span text:style-name="T1">3</text:span> = 0</text:p>
      <text:p text:style-name="P1">c<text:span text:style-name="T1">1</text:span>ƒ<text:span text:style-name="T1">1</text:span> + c<text:span text:style-name="T1">2</text:span>(ƒ<text:span text:style-name="T1">2</text:span> + ƒ<text:span text:style-name="T1">3</text:span>) = 0</text:p>
      <text:p text:style-name="P1">c<text:span text:style-name="T1">1</text:span>·5 + c<text:span text:style-name="T1">2</text:span>·1 = 0</text:p>
      <text:p text:style-name="P1"/>
      <text:p text:style-name="P1">c<text:span text:style-name="T1">2</text:span> = –5c<text:span text:style-name="T1">1</text:span></text:p>
      <text:p text:style-name="P1"/>
      <text:p text:style-name="P1">c<text:span text:style-name="T1">1</text:span>·5 – 5c<text:span text:style-name="T1">1</text:span>·1 = 0</text:p>
      <text:p text:style-name="P1"/>
      <text:p text:style-name="P1">5(c<text:span text:style-name="T1">1</text:span> – c<text:span text:style-name="T1">1</text:span>) = 0</text:p>
      <text:p text:style-name="P1">0 = 0</text:p>
      <text:p text:style-name="P1"/>
      <text:p text:style-name="P1">Linjärt beroende!</text:p>
      <text:p text:style-name="P1"/>
      <text:p text:style-name="P1"/>
      <text:p text:style-name="P1"/>
      <text:p text:style-name="P1">⁅z.c.4.1.40.⁆</text:p>
      <text:p text:style-name="P1"/>
      <text:p text:style-name="P1">Är <text:s/>ƒ<text:span text:style-name="T1">1</text:span>(x) = e<text:span text:style-name="T3">x + 2</text:span> <text:s/>och <text:s/>ƒ<text:span text:style-name="T1">2</text:span>(x) = e<text:span text:style-name="T3">x – 3</text:span> <text:s/>linjärt beroende?</text:p>
      <text:p text:style-name="P1"/>
      <text:p text:style-name="P1">ƒ<text:span text:style-name="T1">1</text:span>(x) = e<text:span text:style-name="T3">x + 2</text:span> = e<text:span text:style-name="T3">2</text:span>e<text:span text:style-name="T3">x</text:span> = k<text:span text:style-name="T1">1</text:span>e<text:span text:style-name="T3">x</text:span></text:p>
      <text:p text:style-name="P1">ƒ<text:span text:style-name="T1">2</text:span>(x) = e<text:span text:style-name="T3">x – 3</text:span> = e<text:span text:style-name="T3">–3</text:span>e<text:span text:style-name="T3">x</text:span> = k<text:span text:style-name="T1">2</text:span>e<text:span text:style-name="T3">x</text:span></text:p>
      <text:p text:style-name="P1"/>
      <text:p text:style-name="P1">Ja, båda är på formen ke<text:span text:style-name="T3">x</text:span>.</text:p>
      <text:p text:style-name="P1"/>
      <text:p text:style-name="P1"/>
      <text:p text:style-name="P1"/>
      <text:p text:style-name="P1">⁅z.c.4.1.23.⁆</text:p>
      <text:p text:style-name="P1"/>
      <text:p text:style-name="P1">Visa att funktionerna e<text:span text:style-name="T3">–3x</text:span> &amp; e<text:span text:style-name="T3">4x</text:span> utgör en fundamentalmängd till ekvationen</text:p>
      <text:p text:style-name="P1"/>
      <text:p text:style-name="P1"><text:tab/>y'' – y' – 12y = 0</text:p>
      <text:p text:style-name="P1"/>
      <text:p text:style-name="P1">1) Antalet funktioner är lika många som ekvations ordningsnummer:</text:p>
      <text:p text:style-name="P1"/>
      <text:p text:style-name="P2"><text:span text:style-name="T5"><text:tab/>“ordning” = 2 </text:span>≍<text:span text:style-name="T5"> 2 = “funktioner”</text:span></text:p>
      <text:p text:style-name="P1"/>
      <text:p text:style-name="P1">2) Funktionerna är lösningar till ekvationen.<text:tab/>(Kolla själv!)</text:p>
      <text:p text:style-name="P1"/>
      <text:p text:style-name="P1"/>
      <text:p text:style-name="P4"><text:span text:style-name="T5">3) W(e</text:span><text:span text:style-name="T4">–3x</text:span><text:span text:style-name="T5">; e</text:span><text:span text:style-name="T4">4x</text:span><text:span text:style-name="T5">) ≠ 0:</text:span></text:p>
      <text:p text:style-name="P1"/>
      <text:p text:style-name="P2"><text:span text:style-name="T5"><text:tab/></text:span><text:span text:style-name="T5"><draw:frame draw:style-name="fr1" draw:name="Object6" text:anchor-type="as-char" svg:width="4.016cm" svg:height="1.321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/>
      <text:p text:style-name="P2"><text:span text:style-name="T5"><text:tab/></text:span><text:span text:style-name="T5"><draw:frame draw:style-name="fr1" draw:name="Object7" text:anchor-type="as-char" svg:width="10.128cm" svg:height="1.284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/>
      <text:p text:style-name="P1"/>
      <text:p text:style-name="P1"/>
      <text:p text:style-name="P1"/>
      <text:p text:style-name="P1">⁅z.c.4.2.9.⁆</text:p>
      <text:p text:style-name="P1"/>
      <text:p text:style-name="P1">Lös x²y'' – 7xy' + 16y = 0, om y<text:span text:style-name="T1">1</text:span> = x<text:span text:style-name="T3">4</text:span> är en lösning!</text:p>
      <text:p text:style-name="P1"/>
      <text:p text:style-name="P2"><text:span text:style-name="T5">Substitution:<text:tab/>y </text:span>≜<text:span text:style-name="T5"> y</text:span><text:span text:style-name="T2">1</text:span><text:span text:style-name="T5">·u</text:span></text:p>
      <text:p text:style-name="P1"/>
      <text:p text:style-name="P2"><text:span text:style-name="T5">y' = (y</text:span><text:span text:style-name="T2">1</text:span><text:span text:style-name="T5">u)' = y</text:span><text:span text:style-name="T2">1</text:span><text:span text:style-name="T5">'u + y</text:span><text:span text:style-name="T2">1</text:span><text:span text:style-name="T5">u'</text:span></text:p>
      <text:p text:style-name="P1"/>
      <text:p text:style-name="P2"><text:span text:style-name="T5">y'' = (y</text:span><text:span text:style-name="T2">1</text:span><text:span text:style-name="T5">'u + y</text:span><text:span text:style-name="T2">1</text:span><text:span text:style-name="T5">u')' = (y</text:span><text:span text:style-name="T2">1</text:span><text:span text:style-name="T5">'u)' + (y</text:span><text:span text:style-name="T2">1</text:span><text:span text:style-name="T5">u')' = <text:s/>y</text:span><text:span text:style-name="T2">1</text:span><text:span text:style-name="T5">''u + 2y</text:span><text:span text:style-name="T2">1</text:span><text:span text:style-name="T5">'u' + y</text:span><text:span text:style-name="T2">1</text:span><text:span text:style-name="T5">u''</text:span></text:p>
      <text:p text:style-name="P1"/>
      <text:p text:style-name="P1">0 = x²y'' – 7xy' + 16y =</text:p>
      <text:p text:style-name="P2"><text:span text:style-name="T5"><text:tab/>= x²y</text:span><text:span text:style-name="T2">1</text:span><text:span text:style-name="T5">''u + 2x²y</text:span><text:span text:style-name="T2">1</text:span><text:span text:style-name="T5">'u' + x²y</text:span><text:span text:style-name="T2">1</text:span><text:span text:style-name="T5">u'' – 7xy</text:span><text:span text:style-name="T2">1</text:span><text:span text:style-name="T5">'u – 7xy</text:span><text:span text:style-name="T2">1</text:span><text:span text:style-name="T5">u' + 16y</text:span><text:span text:style-name="T2">1</text:span><text:span text:style-name="T5">u =</text:span></text:p>
      <text:p text:style-name="P2"><text:span text:style-name="T5"><text:tab/>= u·([x²y</text:span><text:span text:style-name="T2">1</text:span><text:span text:style-name="T5">'' – 7xy</text:span><text:span text:style-name="T2">1</text:span><text:span text:style-name="T5">' + 16y</text:span><text:span text:style-name="T2">1</text:span><text:span text:style-name="T5">]</text:span><text:span text:style-name="T2">0</text:span><text:span text:style-name="T5">) + u'·(2x²y</text:span><text:span text:style-name="T2">1</text:span><text:span text:style-name="T5">' – 7xy</text:span><text:span text:style-name="T2">1</text:span><text:span text:style-name="T5">) + u''x²y</text:span><text:span text:style-name="T2">1</text:span><text:span text:style-name="T5"> =</text:span></text:p>
      <text:p text:style-name="P2"><text:span text:style-name="T5"><text:tab/>= {[…]</text:span><text:span text:style-name="T2">0</text:span><text:span text:style-name="T5"> = 0} = <text:s/>u'·(2x²y</text:span><text:span text:style-name="T2">1</text:span><text:span text:style-name="T5">' – 7xy</text:span><text:span text:style-name="T2">1</text:span><text:span text:style-name="T5">) + u''x²y</text:span><text:span text:style-name="T2">1</text:span></text:p>
      <text:p text:style-name="P1"/>
      <text:p text:style-name="P2"><text:span text:style-name="T5">0 = u'·(2x²y</text:span><text:span text:style-name="T2">1</text:span><text:span text:style-name="T5">' – 7xy</text:span><text:span text:style-name="T2">1</text:span><text:span text:style-name="T5">) + u''x²y</text:span><text:span text:style-name="T2">1<text:tab/></text:span><text:span text:style-name="T5">= {v ≜ u' <text:s/>| <text:s/>v'= u''}<text:tab/>=</text:span></text:p>
      <text:p text:style-name="P2"><text:span text:style-name="T5"><text:tab/>= v'x²y</text:span><text:span text:style-name="T2">1</text:span><text:span text:style-name="T5"> + v·(2x²y</text:span><text:span text:style-name="T2">1</text:span><text:span text:style-name="T5">' – 7xy</text:span><text:span text:style-name="T2">1</text:span><text:span text:style-name="T5">)<text:tab/>= {y</text:span><text:span text:style-name="T2">1</text:span><text:span text:style-name="T5"> = x</text:span><text:span text:style-name="T4">4</text:span><text:span text:style-name="T5"> | y</text:span><text:span text:style-name="T2">1</text:span><text:span text:style-name="T5">' = 4x³}<text:tab/>=</text:span></text:p>
      <text:p text:style-name="P2"><text:span text:style-name="T5"><text:tab/>= v'x</text:span><text:span text:style-name="T4">6</text:span><text:span text:style-name="T5"> + v·(8x</text:span><text:span text:style-name="T4">5</text:span><text:span text:style-name="T5"> – 7x</text:span><text:span text:style-name="T4">5</text:span><text:span text:style-name="T5">) =</text:span></text:p>
      <text:p text:style-name="P2"><text:span text:style-name="T5"><text:tab/>= v'x</text:span><text:span text:style-name="T4">6</text:span><text:span text:style-name="T5"> + vx</text:span><text:span text:style-name="T4">5</text:span></text:p>
      <text:p text:style-name="P1"/>
      <text:p text:style-name="P1">0 = v'x + v</text:p>
      <text:p text:style-name="P1">0 = (vx)'</text:p>
      <text:p text:style-name="P1">C = vx</text:p>
      <text:p text:style-name="P1">v = C/x</text:p>
      <text:p text:style-name="P1"/>
      <text:p text:style-name="P1">v = u' = C/x</text:p>
      <text:p text:style-name="P1"/>
      <text:p text:style-name="P1"><draw:frame draw:style-name="fr1" draw:name="Object8" text:anchor-type="as-char" svg:width="11.419cm" svg:height="1.048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2"><text:span text:style-name="T5">y = y</text:span><text:span text:style-name="T2">1</text:span><text:span text:style-name="T5">u = x</text:span><text:span text:style-name="T4">4</text:span><text:span text:style-name="T5">(C ln |x| + D)</text:span></text:p>
      <text:p text:style-name="P1"/>
      <text:p text:style-name="P2"><text:span text:style-name="T5">y = Cx</text:span><text:span text:style-name="T4">4</text:span><text:span text:style-name="T5"> ln |x| + Dx</text:span><text:span text:style-name="T4">4</text:span><text:span text:style-name="T5"><text:tab/>Allmän lösning</text:span></text:p>
      <text:p text:style-name="P1"/>
      <text:p text:style-name="P3">Metod 2:</text:p>
      <text:p text:style-name="P1"/>
      <text:p text:style-name="P1"><text:tab/>y'' + P(x)y' + Q(x)y = 0<text:tab/>(*)<text:tab/>Homogen</text:p>
      <text:p text:style-name="P1"/>
      <text:p text:style-name="P2"><text:span text:style-name="T5"><text:tab/>Om y</text:span><text:span text:style-name="T2">1</text:span><text:span text:style-name="T5"> löser (*) så kan en anna lösning skrivas som</text:span></text:p>
      <text:p text:style-name="P1"/>
      <text:p text:style-name="P2"><text:span text:style-name="T5"><text:tab/><text:tab/></text:span><text:span text:style-name="T5"><draw:frame draw:style-name="fr1" draw:name="Object9" text:anchor-type="as-char" svg:width="5.442cm" svg:height="1.381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/>
      <text:p text:style-name="P1"><text:tab/>Prova metoden på ⁅z.c.4.2.9.⁆!</text:p>
      <text:p text:style-name="P1"/>
      <text:p text:style-name="P1"/>
      <text:p text:style-name="P1">⁅z.c.4.6.1.⁆</text:p>
      <text:p text:style-name="P1"/>
      <text:p text:style-name="P1"><text:tab/>y'' + y = sec x</text:p>
      <text:p text:style-name="P1"/>
      <text:p text:style-name="P1"/>
      <text:p text:style-name="P1"><text:tab/>1)<text:tab/>y'' + y = 0</text:p>
      <text:p text:style-name="P1"/>
      <text:p text:style-name="P1"><text:tab/><text:tab/>Hjälpekvation: m² + 1 = 0<text:tab/>Kolla 4.3 kap.</text:p>
      <text:p text:style-name="P1"><text:tab/><text:tab/>m<text:span text:style-name="T1">1,2</text:span> = ±i</text:p>
      <text:p text:style-name="P1"/>
      <text:p text:style-name="P1"><text:tab/><text:tab/><draw:frame draw:style-name="fr1" draw:name="Object10" text:anchor-type="as-char" svg:width="8.172cm" svg:height="0.646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text:tab/><text:tab/><draw:frame draw:style-name="fr1" draw:name="Object11" text:anchor-type="as-char" svg:width="6.602cm" svg:height="0.646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text:tab/><text:tab/><draw:frame draw:style-name="fr1" draw:name="Object12" text:anchor-type="as-char" svg:width="8.754cm" svg:height="1.051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tab/><text:tab/>y<text:span text:style-name="T1">p</text:span> = (y<text:span text:style-name="T1">1</text:span>·u<text:span text:style-name="T1">1</text:span> + y<text:span text:style-name="T1">2</text:span>·u<text:span text:style-name="T1">2</text:span>)(x)</text:p>
      <text:p text:style-name="P1"/>
      <text:p text:style-name="P1"/>
      <text:p text:style-name="P1"/>
      <text:p text:style-name="P1"><text:tab/>2)<text:tab/>u<text:span text:style-name="T1">1</text:span>(x), <text:s text:c="2"/>u<text:span text:style-name="T1">2</text:span>(x) <text:s text:c="2"/>?</text:p>
      <text:p text:style-name="P1"/>
      <text:p text:style-name="P1"><text:tab/><text:tab/><draw:frame draw:style-name="fr1" draw:name="Object13" text:anchor-type="as-char" svg:width="10.918cm" svg:height="1.321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<text:tab/><text:tab/><draw:frame draw:style-name="fr1" draw:name="Object14" text:anchor-type="as-char" svg:width="7.728cm" svg:height="1.321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<text:tab/><text:tab/><draw:frame draw:style-name="fr1" draw:name="Object15" text:anchor-type="as-char" svg:width="6.886cm" svg:height="1.321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<text:tab/><text:tab/><draw:frame draw:style-name="fr1" draw:name="Object16" text:anchor-type="as-char" svg:width="4.232cm" svg:height="1.048cm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3"><text:tab/><text:tab/><draw:frame draw:style-name="fr1" draw:name="Object17" text:anchor-type="as-char" svg:width="1.411cm" svg:height="0.563cm" draw:z-index="8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text:tab/><text:tab/><draw:frame draw:style-name="fr1" draw:name="Object18" text:anchor-type="as-char" svg:width="1.244cm" svg:height="0.563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text:tab/><text:tab/><draw:frame draw:style-name="fr1" draw:name="Object19" text:anchor-type="as-char" svg:width="12.088cm" svg:height="1.125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><text:tab/><text:tab/>y<text:span text:style-name="T1">p</text:span> = y<text:span text:style-name="T1">1</text:span>u<text:span text:style-name="T1">1</text:span> + y<text:span text:style-name="T1">2</text:span>u<text:span text:style-name="T1">2</text:span> = cos x · ln |cos x| + x sin x</text:p>
      <text:p text:style-name="P1"/>
      <text:p text:style-name="P1"><text:tab/><text:tab/>y = y<text:span text:style-name="T1">h</text:span> + y<text:span text:style-name="T1">p</text:span> = c<text:span text:style-name="T1">1</text:span> cos x + c<text:span text:style-name="T1">2</text:span> sin x + cos x · ln |cos x| + x sin 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5H11M37S</meta:editing-duration>
    <meta:editing-cycles>46</meta:editing-cycles>
    <meta:generator>OpenOffice.org/3.1$Win32 OpenOffice.org_project/310m19$Build-9420</meta:generator>
    <dc:date>2010-10-16T14:42:09.77</dc:date>
    <dc:creator>Mattias </dc:creator>
    <meta:document-statistic meta:table-count="0" meta:image-count="0" meta:object-count="19" meta:page-count="5" meta:paragraph-count="92" meta:word-count="570" meta:character-count="21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i</math:mi>
              <math:mo math:stretchy="false">=</math:mo>
              <math:mn>0</math:mn>
            </math:mrow>
            <math:mi math:fontstyle="normal">n</math:mi>
          </math:munderover>
          <math:msub>
            <math:mi math:fontstyle="normal">a</math:mi>
            <math:mi math:fontstyle="normal">n</math:mi>
          </math:msub>
        </math:mrow>
      </math:mrow>
      <math:mrow>
        <math:mo math:stretchy="false">(</math:mo>
        <math:mi math:fontstyle="normal">x</math:mi>
        <math:mo math:stretchy="false">)</math:mo>
      </math:mrow>
      <math:mfrac>
        <math:mrow>
          <math:mrow>
            <math:msup>
              <math:mi math:fontstyle="normal">d</math:mi>
              <math:mi math:fontstyle="normal">n</math:mi>
            </math:msup>
            <math:mi math:fontstyle="normal">y</math:mi>
          </math:mrow>
        </math:mrow>
        <math:mrow>
          <math:msup>
            <math:mi>dx</math:mi>
            <math:mi math:fontstyle="normal">n</math:mi>
          </math:msup>
        </math:mrow>
      </math:mfrac>
    </math:mrow>
    <math:annotation math:encoding="StarMath 5.0">g(x) = sum from {i = 0} to n a_n (x) {{alignc d^n y} over {alignc dx^n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y</math:mi>
          <math:mi math:fontstyle="normal">h</math:mi>
        </math:msub>
        <math:mo math:stretchy="false">=</math:mo>
        <math:msup>
          <math:mi math:fontstyle="normal">e</math:mi>
          <math:mrow>
            <math:mo math:stretchy="false">ℜ</math:mo>
            <math:mi math:fontstyle="normal">m</math:mi>
          </math:mrow>
        </math:msup>
      </math:mrow>
      <math:mrow>
        <math:mfenced math:open="" math:close="">
          <math:mrow>
            <math:msub>
              <math:mi math:fontstyle="normal">c</math:mi>
              <math:mn>1</math:mn>
            </math:msub>
            <math:mi>cos</math:mi>
            <math:mrow>
              <math:mrow>
                <math:mo math:stretchy="false">(</math:mo>
                <math:mrow>
                  <math:mfenced math:open="∣" math:close="∣">
                    <math:mrow>
                      <math:mo math:stretchy="false">ℑ</math:mo>
                      <math:mi math:fontstyle="normal">m</math:mi>
                    </math:mrow>
                  </math:mfenced>
                  <math:mo math:stretchy="false">⋅</math:mo>
                  <math:mi math:fontstyle="normal">x</math:mi>
                </math:mrow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row>
              <math:mo math:stretchy="false">(</math:mo>
              <math:mrow>
                <math:mfenced math:open="∣" math:close="∣">
                  <math:mrow>
                    <math:mo math:stretchy="false">ℑ</math:mo>
                    <math:mi math:fontstyle="normal">m</math:mi>
                  </math:mrow>
                </math:mfenced>
                <math:mo math:stretchy="false">⋅</math:mo>
                <math:mi math:fontstyle="normal">x</math:mi>
              </math:mrow>
              <math:mo math:stretchy="false">)</math:mo>
            </math:mrow>
          </math:mrow>
        </math:mfenced>
        <math:mo math:stretchy="false">=</math:mo>
        <math:mtext/>
      </math:mrow>
    </math:mrow>
    <math:annotation math:encoding="StarMath 5.0">y_h = e^{Re m} left ( c_1 cos (abs {Im m} cdot x) + c_2 sin (abs {Im m} cdot x) right ) = "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y</math:mi>
                <math:mi math:fontstyle="normal">h</math:mi>
              </math:msub>
            </math:mrow>
          </math:mstyle>
        </math:mphantom>
        <math:mo math:stretchy="false">=</math:mo>
        <math:msup>
          <math:mi math:fontstyle="normal">e</math:mi>
          <math:mn>0</math:mn>
        </math:msup>
      </math:mrow>
      <math:mrow>
        <math:mfenced math:open="" math:close="">
          <math:mrow>
            <math:msub>
              <math:mi math:fontstyle="normal">c</math:mi>
              <math:mn>1</math:mn>
            </math:msub>
            <math:mi>cos</math:mi>
            <math:mrow>
              <math:mrow>
                <math:mo math:stretchy="false">(</math:mo>
                <math:mrow>
                  <math:mn>1</math:mn>
                  <math:mo math:stretchy="false">⋅</math:mo>
                  <math:mi math:fontstyle="normal">x</math:mi>
                </math:mrow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row>
              <math:mo math:stretchy="false">(</math:mo>
              <math:mrow>
                <math:mn>1</math:mn>
                <math:mo math:stretchy="false">⋅</math:mo>
                <math:mi math:fontstyle="normal">x</math:mi>
              </math:mrow>
              <math:mo math:stretchy="false">)</math:mo>
            </math:mrow>
          </math:mrow>
        </math:mfenced>
        <math:mo math:stretchy="false">=</math:mo>
        <math:mtext/>
      </math:mrow>
    </math:mrow>
    <math:annotation math:encoding="StarMath 5.0">
phantom{y_h} = e^0 left ( c_1 cos (1 cdot x) + c_2 sin (1 cdot x) right ) = ""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y</math:mi>
                <math:mi math:fontstyle="normal">h</math:mi>
              </math:msub>
            </math:mrow>
          </math:mstyle>
        </math:mphantom>
        <math:mo math:stretchy="false">=</math:mo>
        <math:msup>
          <math:mi math:fontstyle="normal">e</math:mi>
          <math:mn>0</math:mn>
        </math:msup>
      </math:mrow>
      <math:mrow>
        <math:mrow>
          <math:mo math:stretchy="false">(</math:mo>
          <math:mrow>
            <math:msub>
              <math:mi math:fontstyle="normal">c</math:mi>
              <math:mn>1</math:mn>
            </math:msub>
            <math:mi>cos</math:mi>
            <math:mrow>
              <math:mi math:fontstyle="normal">x</math:mi>
              <math:mo math:stretchy="false">+</math:mo>
              <math:msub>
                <math:mi math:fontstyle="normal">c</math:mi>
                <math:mn>2</math:mn>
              </math:msub>
            </math:mrow>
            <math:mi>sin</math:mi>
            <math:mi math:fontstyle="normal">x</math:mi>
          </math:mrow>
          <math:mo math:stretchy="false">)</math:mo>
        </math:mrow>
        <math:mo math:stretchy="false">=</math:mo>
        <math:mrow>
          <math:mo math:stretchy="false">(</math:mo>
          <math:mrow>
            <math:msub>
              <math:mi math:fontstyle="normal">c</math:mi>
              <math:mn>1</math:mn>
            </math:msub>
            <math:mrow>
              <math:munder>
                <math:munder math:accent="true">
                  <math:mrow>
                    <math:mi>cos</math:mi>
                    <math:mi math:fontstyle="normal">x</math:mi>
                  </math:mrow>
                  <math:mo math:stretchy="false"></math:mo>
                </math:munder>
                <math:msub>
                  <math:mi math:fontstyle="normal">y</math:mi>
                  <math:mn>1</math:mn>
                </math:msub>
              </math:munder>
              <math:mo math:stretchy="false">+</math:mo>
              <math:msub>
                <math:mi math:fontstyle="normal">c</math:mi>
                <math:mn>2</math:mn>
              </math:msub>
            </math:mrow>
            <math:munder>
              <math:munder math:accent="true">
                <math:mrow>
                  <math:mi>sin</math:mi>
                  <math:mi math:fontstyle="normal">x</math:mi>
                </math:mrow>
                <math:mo math:stretchy="false"></math:mo>
              </math:munder>
              <math:msub>
                <math:mi math:fontstyle="normal">y</math:mi>
                <math:mn>2</math:mn>
              </math:msub>
            </math:munder>
          </math:mrow>
          <math:mo math:stretchy="false">)</math:mo>
        </math:mrow>
      </math:mrow>
    </math:mrow>
    <math:annotation math:encoding="StarMath 5.0">phantom{y_h} = e^0 ( c_1 cos x + c_2 sin x  ) = ( c_1 {cos x} underbrace {y_1} + c_2 {sin x} underbrace {y_2}  )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table>
            <math:mtr>
              <math:mtd>
                <math:msub>
                  <math:mi math:fontstyle="normal">y</math:mi>
                  <math:mn>1</math:mn>
                </math:msub>
              </math:mtd>
              <math:mtd>
                <math:msub>
                  <math:mi math:fontstyle="normal">y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y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y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i math:fontstyle="normal">W</math:mi>
      </math:mrow>
      <math:mrow>
        <math:mrow>
          <math:mrow>
            <math:mo math:stretchy="false">(</math:mo>
            <math:mrow>
              <math:msub>
                <math:mi math:fontstyle="normal">y</math:mi>
                <math:mn>1</math:mn>
              </math:msub>
              <math:mi math:fontstyle="normal">;</math:mi>
              <math:msub>
                <math:mi math:fontstyle="normal">y</math:mi>
                <math:mn>2</math:mn>
              </math:msub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i>cos</math:mi>
                    <math:mi math:fontstyle="normal">x</math:mi>
                  </math:mrow>
                </math:mtd>
                <math:mtd>
                  <math:mrow>
                    <math:mi>sin</math:mi>
                    <math:mi math:fontstyle="normal">x</math:mi>
                  </math:mrow>
                </math:mtd>
              </math:mtr>
              <math:mtr>
                <math:mtd>
                  <math:mrow>
                    <math:mrow>
                      <math:mo math:stretchy="false">−</math:mo>
                      <math:mi>sin</math:mi>
                    </math:mrow>
                    <math:mi math:fontstyle="normal">x</math:mi>
                  </math:mrow>
                </math:mtd>
                <math:mtd>
                  <math:mrow>
                    <math:mi>cos</math:mi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sup>
          <math:mi>cos</math:mi>
          <math:mn>2</math:mn>
        </math:msup>
      </math:mrow>
      <math:mrow>
        <math:mi math:fontstyle="normal">x</math:mi>
        <math:mo math:stretchy="false">+</math:mo>
        <math:msup>
          <math:mi>sin</math:mi>
          <math:mn>2</math:mn>
        </math:msup>
      </math:mrow>
      <math:mrow>
        <math:mi math:fontstyle="normal">x</math:mi>
        <math:mo math:stretchy="false">=</math:mo>
        <math:mn>1</math:mn>
      </math:mrow>
    </math:mrow>
    <math:annotation math:encoding="StarMath 5.0">left lline matrix{y_1 # y_2 ## y_1 ' # y_2 '} right rline = W(y_1 ; y_2) = left lline matrix{cos x # sin x ## -sin x # cos x} right rline = cos^2 x + sin^2 x = 1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 math:fontstyle="normal">W</math:mi>
              <math:mn>1</math:mn>
            </math:msub>
            <math:mo math:stretchy="false">=</math:mo>
            <math:mfenced math:open="∣" math:close="∣">
              <math:mtable>
                <math:mtr>
                  <math:mtd>
                    <math:mn>0</math:mn>
                  </math:mtd>
                  <math:mtd>
                    <math:msub>
                      <math:mi math:fontstyle="normal">y</math:mi>
                      <math:mn>2</math:mn>
                    </math:msub>
                  </math:mtd>
                </math:mtr>
                <math:mtr>
                  <math:mtd>
                    <math:mrow>
                      <math:mi math:fontstyle="normal">ƒ</math:mi>
                      <math:mrow>
                        <math:mo math:stretchy="false">(</math:mo>
                        <math:mi math:fontstyle="normal">x</math:mi>
                        <math:mo math:stretchy="false">)</math:mo>
                      </math:mrow>
                    </math:mrow>
                  </math:mtd>
                  <math:mtd>
                    <math:mrow>
                      <math:msub>
                        <math:mi math:fontstyle="normal">y</math:mi>
                        <math:mn>2</math:mn>
                      </math:msub>
                      <math:mi math:fontstyle="normal">'</math:mi>
                    </math:mrow>
                  </math:mtd>
                </math:mtr>
              </math:mtable>
            </math:mfenced>
          </math:mrow>
          <math:mo math:stretchy="false">=</math:mo>
          <math:mfenced math:open="∣" math:close="∣">
            <math:mtable>
              <math:mtr>
                <math:mtd>
                  <math:mn>0</math:mn>
                </math:mtd>
                <math:mtd>
                  <math:mrow>
                    <math:mi>sin</math:mi>
                    <math:mi math:fontstyle="normal">x</math:mi>
                  </math:mrow>
                </math:mtd>
              </math:mtr>
              <math:mtr>
                <math:mtd>
                  <math:mrow>
                    <math:mi>sec</math:mi>
                    <math:mi math:fontstyle="normal">x</math:mi>
                  </math:mrow>
                </math:mtd>
                <math:mtd>
                  <math:mrow>
                    <math:mi>cos</math:mi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−</math:mo>
          <math:mi>tan</math:mi>
        </math:mrow>
      </math:mrow>
      <math:mi math:fontstyle="normal">x</math:mi>
    </math:mrow>
    <math:annotation math:encoding="StarMath 5.0">W_1 = left lline matrix{0 # y_2 ## ƒ(x) # y_2 '} right rline = left lline matrix{0 # sin x ## sec x # cos x} right rline = -tan x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normal">W</math:mi>
            <math:mn>2</math:mn>
          </math:msub>
          <math:mo math:stretchy="false">=</math:mo>
          <math:mfenced math:open="∣" math:close="∣">
            <math:mtable>
              <math:mtr>
                <math:mtd>
                  <math:msub>
                    <math:mi math:fontstyle="normal">y</math:mi>
                    <math:mn>1</math:mn>
                  </math:msub>
                </math:mtd>
                <math:mtd>
                  <math:mn>0</math:mn>
                </math:mtd>
              </math:mtr>
              <math:mtr>
                <math:mtd>
                  <math:mrow>
                    <math:msub>
                      <math:mi math:fontstyle="normal">y</math:mi>
                      <math:mn>1</math:mn>
                    </math:msub>
                    <math:mi math:fontstyle="normal">'</math:mi>
                  </math:mrow>
                </math:mtd>
                <math:mtd>
                  <math:mrow>
                    <math:mi math:fontstyle="normal">ƒ</math:mi>
                    <math:mrow>
                      <math:mo math:stretchy="false">(</math:mo>
                      <math:mi math:fontstyle="normal">x</math:mi>
                      <math:mo math:stretchy="false">)</math:mo>
                    </math:mrow>
                  </math:mrow>
                </math:mtd>
              </math:mtr>
            </math:mtable>
          </math:mfenced>
        </math:mrow>
        <math:mo math:stretchy="false">=</math:mo>
        <math:mfenced math:open="∣" math:close="∣">
          <math:mtable>
            <math:mtr>
              <math:mtd>
                <math:mrow>
                  <math:mi>cos</math:mi>
                  <math:mi math:fontstyle="normal">x</math:mi>
                </math:mrow>
              </math:mtd>
              <math:mtd>
                <math:mn>0</math:mn>
              </math:mtd>
            </math:mtr>
            <math:mtr>
              <math:mtd>
                <math:mrow>
                  <math:mrow>
                    <math:mo math:stretchy="false">−</math:mo>
                    <math:mi>sin</math:mi>
                  </math:mrow>
                  <math:mi math:fontstyle="normal">x</math:mi>
                </math:mrow>
              </math:mtd>
              <math:mtd>
                <math:mrow>
                  <math:mi>sec</math:mi>
                  <math:mi math:fontstyle="normal">x</math:mi>
                </math:mrow>
              </math:mtd>
            </math:mtr>
          </math:mtable>
        </math:mfenced>
      </math:mrow>
      <math:mo math:stretchy="false">=</math:mo>
      <math:mn>1</math:mn>
    </math:mrow>
    <math:annotation math:encoding="StarMath 5.0">W_2 = left lline matrix{y_1 # 0 ## y_1 ' # ƒ(x)} right rline = left lline matrix{cos x # 0 ## -sin x # sec x} right rline = 1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1</math:mn>
      </math:msub>
      <math:mrow>
        <math:mi math:fontstyle="normal">'</math:mi>
        <math:mo math:stretchy="false">=</math:mo>
        <math:mrow>
          <math:mo math:stretchy="false">−</math:mo>
          <math:mi>tan</math:mi>
        </math:mrow>
      </math:mrow>
      <math:mrow>
        <math:mi math:fontstyle="normal">x</math:mi>
        <math:mo math:stretchy="false">=</math:mo>
        <math:mrow>
          <math:mo math:stretchy="false">−</math:mo>
          <math:mfrac>
            <math:mrow>
              <math:mrow>
                <math:mi>sin</math:mi>
                <math:mi math:fontstyle="normal">x</math:mi>
              </math:mrow>
            </math:mrow>
            <math:mrow>
              <math:mrow>
                <math:mi>cos</math:mi>
                <math:mi math:fontstyle="normal">x</math:mi>
              </math:mrow>
            </math:mrow>
          </math:mfrac>
        </math:mrow>
      </math:mrow>
    </math:mrow>
    <math:annotation math:encoding="StarMath 5.0">u_1 ' = -tan x = -{{alignc sin x} over {alignc cos x}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row>
        <math:mi math:fontstyle="normal">'</math:mi>
        <math:mo math:stretchy="false">=</math:mo>
        <math:mn>1</math:mn>
      </math:mrow>
    </math:mrow>
    <math:annotation math:encoding="StarMath 5.0">
u_2 ' = 1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o math:stretchy="false">=</math:mo>
      <math:mi math:fontstyle="normal">x</math:mi>
    </math:mrow>
    <math:annotation math:encoding="StarMath 5.0">
u_2 = x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u</math:mi>
          <math:mn>1</math:mn>
        </math:msub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row>
              <math:mrow>
                <math:mi>sin</math:mi>
                <math:mi/>
                <math:mi math:fontstyle="normal">x</math:mi>
              </math:mrow>
            </math:mrow>
            <math:mrow>
              <math:mrow>
                <math:mi>cos</math:mi>
                <math:mi/>
                <math:mi math:fontstyle="normal">x</math:mi>
              </math:mrow>
            </math:mrow>
          </math:mfrac>
        </math:mrow>
      </math:mrow>
      <math:mrow>
        <math:mrow>
          <math:mi>dx</math:mi>
          <math:mo math:stretchy="false">=</math:mo>
          <math:mfenced math:open="{" math:close="}">
            <math:mtable>
              <math:mtr>
                <math:mrow>
                  <math:mrow>
                    <math:mrow>
                      <math:mi math:fontstyle="normal">v</math:mi>
                      <math:mo math:stretchy="false">=</math:mo>
                      <math:mi>cos</math:mi>
                    </math:mrow>
                    <math:mi/>
                    <math:mi math:fontstyle="normal">x</math:mi>
                  </math:mrow>
                </math:mrow>
              </math:mtr>
              <math:mtr>
                <math:mrow>
                  <math:mrow>
                    <math:mrow>
                      <math:mi>dv</math:mi>
                      <math:mo math:stretchy="false">=</math:mo>
                      <math:mrow>
                        <math:mo math:stretchy="false">−</math:mo>
                        <math:mi>sin</math:mi>
                      </math:mrow>
                    </math:mrow>
                    <math:mi/>
                    <math:mi math:fontstyle="normal">x</math:mi>
                    <math:mi/>
                    <math:mi>dx</math:mi>
                  </math:mrow>
                </math:mrow>
              </math:mtr>
            </math:mtable>
          </math:mfenced>
        </math:mrow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row>
        <math:mfrac>
          <math:mrow>
            <math:mi>dv</math:mi>
          </math:mrow>
          <math:mrow>
            <math:mi math:fontstyle="normal">v</math:mi>
          </math:mrow>
        </math:mfrac>
        <math:mo math:stretchy="false">=</math:mo>
        <math:mi>ln</math:mi>
      </math:mrow>
      <math:mi/>
      <math:mrow>
        <math:mfenced math:open="∣" math:close="∣">
          <math:mi math:fontstyle="normal">v</math:mi>
        </math:mfenced>
        <math:mo math:stretchy="false">=</math:mo>
        <math:mi>ln</math:mi>
      </math:mrow>
      <math:mi/>
      <math:mfenced math:open="∣" math:close="∣">
        <math:mrow>
          <math:mi>cos</math:mi>
          <math:mi/>
          <math:mi math:fontstyle="normal">x</math:mi>
        </math:mrow>
      </math:mfenced>
    </math:mrow>
    <math:annotation math:encoding="StarMath 5.0">
u_1 = {size *1.25 int ""} - {{alignc sin `x} over {alignc cos `x}} dx = left lbrace stack{alignl v = cos` x # alignl dv = -sin `x`` dx} right rbrace = {size *1.25 int ""} {{alignc dv} over {alignc v}} = ln `abs v = ln `abs {cos `x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x</math:mi>
          <math:mn>0</math:mn>
        </math:msub>
      </math:mrow>
      <math:mi/>
      <math:mi>cos</math:mi>
      <math:mi/>
      <math:mrow>
        <math:mi>ωt</math:mi>
        <math:mo math:stretchy="false">+</math:mo>
        <math:mfrac>
          <math:mrow>
            <math:msub>
              <math:mi math:fontstyle="normal">x</math:mi>
              <math:mn>1</math:mn>
            </math:msub>
          </math:mrow>
          <math:mrow>
            <math:mi math:fontstyle="normal">ω</math:mi>
          </math:mrow>
        </math:mfrac>
      </math:mrow>
      <math:mi/>
      <math:mi>sin</math:mi>
      <math:mi/>
      <math:mi>ωt</math:mi>
    </math:mrow>
    <math:annotation math:encoding="StarMath 5.0">x(t) = x_0 ``cos`` ωt + {{alignc x_1} over {alignc ω}} `sin` ωt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∐</math:mo>
        <math:mrow>
          <math:mi math:fontstyle="normal">i</math:mi>
          <math:mo math:stretchy="false">=</math:mo>
          <math:mn>0</math:mn>
        </math:mrow>
        <math:mi math:fontstyle="normal">n</math:mi>
      </math:munderover>
      <math:msub>
        <math:mi math:fontstyle="normal">ƒ</math:mi>
        <math:mi math:fontstyle="normal">i</math:mi>
      </math:msub>
    </math:mrow>
    <math:annotation math:encoding="StarMath 5.0">coprod from {i = 0} to n ƒ_i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∐</math:mo>
        <math:mrow>
          <math:mi math:fontstyle="normal">i</math:mi>
          <math:mo math:stretchy="false">=</math:mo>
          <math:mn>0</math:mn>
        </math:mrow>
        <math:mi math:fontstyle="normal">n</math:mi>
      </math:munderover>
      <math:msub>
        <math:mi math:fontstyle="normal">C</math:mi>
        <math:mi math:fontstyle="normal">i</math:mi>
      </math:msub>
    </math:mrow>
    <math:annotation math:encoding="StarMath 5.0">coprod from {i = 0} to n C_i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i</math:mi>
            <math:mo math:stretchy="false">=</math:mo>
            <math:mn>0</math:mn>
          </math:mrow>
          <math:mi math:fontstyle="normal">n</math:mi>
        </math:munderover>
        <math:msub>
          <math:mi math:fontstyle="normal">C</math:mi>
          <math:mi math:fontstyle="normal">i</math:mi>
        </math:msub>
      </math:mrow>
      <math:mrow>
        <math:msub>
          <math:mi math:fontstyle="normal">ƒ</math:mi>
          <math:mi math:fontstyle="normal">i</math:mi>
        </math:msub>
        <math:mo math:stretchy="false">=</math:mo>
        <math:mn>0</math:mn>
      </math:mrow>
    </math:mrow>
    <math:annotation math:encoding="StarMath 5.0">sum from {i = 0} to n C_i ƒ_i = 0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o math:stretchy="false">(</math:mo>
          <math:mrow>
            <math:msub>
              <math:mi math:fontstyle="normal">ƒ</math:mi>
              <math:mn>1</math:mn>
            </math:msub>
            <math:mi math:fontstyle="normal">;</math:mi>
            <math:msub>
              <math:mi math:fontstyle="normal">ƒ</math:mi>
              <math:mn>2</math:mn>
            </math:msub>
          </math:mrow>
          <math:mo math:stretchy="false">)</math:mo>
        </math:mrow>
        <math:mo math:stretchy="false">=</math:mo>
        <math:mfenced math:open="∣" math:close="∣">
          <math:mtable>
            <math:mtr>
              <math:mtd>
                <math:msub>
                  <math:mi math:fontstyle="normal">ƒ</math:mi>
                  <math:mn>1</math:mn>
                </math:msub>
              </math:mtd>
              <math:mtd>
                <math:msub>
                  <math:mi math:fontstyle="normal">ƒ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ƒ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ƒ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</math:mrow>
    </math:mrow>
    <math:annotation math:encoding="StarMath 5.0">
W(ƒ_1 ; ƒ_2) = left lline matrix{ƒ_1 # ƒ_2 ## ƒ_1 ' # ƒ_2 '} right rline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row>
            <math:mo math:stretchy="false">(</math:mo>
            <math:mrow>
              <math:msup>
                <math:mi math:fontstyle="normal">e</math:mi>
                <math:mrow>
                  <math:mo math:stretchy="false">−</math:mo>
                  <math:mn>3x</math:mn>
                </math:mrow>
              </math:msup>
              <math:mi math:fontstyle="normal">;</math:mi>
              <math:msup>
                <math:mi math:fontstyle="normal">e</math:mi>
                <math:mn>4x</math:mn>
              </math:msup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sup>
                    <math:mi math:fontstyle="normal">e</math:mi>
                    <math:mrow>
                      <math:mo math:stretchy="false">−</math:mo>
                      <math:mn>3x</math:mn>
                    </math:mrow>
                  </math:msup>
                </math:mtd>
                <math:mtd>
                  <math:msup>
                    <math:mi math:fontstyle="normal">e</math:mi>
                    <math:mn>4x</math:mn>
                  </math:msup>
                </math:mtd>
              </math:mtr>
              <math:mtr>
                <math:mtd>
                  <math:mrow>
                    <math:mrow>
                      <math:mo math:stretchy="false">−</math:mo>
                      <math:mn>3</math:mn>
                    </math:mrow>
                    <math:msup>
                      <math:mi math:fontstyle="normal">e</math:mi>
                      <math:mrow>
                        <math:mo math:stretchy="false">−</math:mo>
                        <math:mn>3x</math:mn>
                      </math:mrow>
                    </math:msup>
                  </math:mrow>
                </math:mtd>
                <math:mtd>
                  <math:mrow>
                    <math:mn>4</math:mn>
                    <math:msup>
                      <math:mi math:fontstyle="normal">e</math:mi>
                      <math:mn>4x</math:mn>
                    </math:msup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4</math:mn>
            <math:mo math:stretchy="false">+</math:mo>
            <math:mn>3</math:mn>
          </math:mrow>
          <math:mo math:stretchy="false">)</math:mo>
        </math:mrow>
      </math:mrow>
      <math:mrow>
        <math:msup>
          <math:mi math:fontstyle="normal">e</math:mi>
          <math:mrow>
            <math:mrow>
              <math:mo math:stretchy="false">(</math:mo>
              <math:mrow>
                <math:mn>4</math:mn>
                <math:mo math:stretchy="false">−</math:mo>
                <math:mn>3</math:mn>
              </math:mrow>
              <math:mo math:stretchy="false">)</math:mo>
            </math:mrow>
            <math:mi math:fontstyle="normal">x</math:mi>
          </math:mrow>
        </math:msup>
        <math:mo math:stretchy="false">=</math:mo>
        <math:mn>7</math:mn>
      </math:mrow>
      <math:mrow>
        <math:msup>
          <math:mi math:fontstyle="normal">e</math:mi>
          <math:mi math:fontstyle="normal">x</math:mi>
        </math:msup>
        <math:mo math:stretchy="false">≠</math:mo>
        <math:mn>0</math:mn>
      </math:mrow>
    </math:mrow>
    <math:annotation math:encoding="StarMath 5.0">
W(e^{-3x} ; e^{4x}) = left lline matrix{e^{-3x} # e^{4x} ## -3e^{-3x} # 4e^{4x}} right rline = (4 + 3)e^{(4-3)x} = 7e^x &lt;&gt; 0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=</math:mo>
        <math:mfrac>
          <math:mrow>
            <math:mi math:fontstyle="normal">C</math:mi>
          </math:mrow>
          <math:mrow>
            <math:mi math:fontstyle="normal">x</math:mi>
          </math:mrow>
        </math:mfrac>
      </math:mrow>
      <math:mi/>
      <math:mo math:stretchy="false">⇔</math:mo>
      <math:mi/>
      <math:mrow>
        <math:mi>du</math:mi>
        <math:mo math:stretchy="false">=</math:mo>
        <math:mfrac>
          <math:mrow>
            <math:mi math:fontstyle="normal">C</math:mi>
          </math:mrow>
          <math:mrow>
            <math:mi math:fontstyle="normal">x</math:mi>
          </math:mrow>
        </math:mfrac>
      </math:mrow>
      <math:mi>dx</math:mi>
      <math:mi/>
      <math:mo math:stretchy="false">⇔</math:mo>
      <math:mi/>
      <math:mstyle math:fontsize="125%">
        <math:mrow>
          <math:mrow>
            <math:mo math:stretchy="false">∫</math:mo>
            <math:mtext/>
          </math:mrow>
        </math:mrow>
      </math:mstyle>
      <math:mrow>
        <math:mi>du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i math:fontstyle="normal">C</math:mi>
        </math:mrow>
        <math:mrow>
          <math:mi math:fontstyle="normal">x</math:mi>
        </math:mrow>
      </math:mfrac>
      <math:mi>dx</math:mi>
      <math:mi/>
      <math:mo math:stretchy="false">⇔</math:mo>
      <math:mi/>
      <math:mrow>
        <math:mi math:fontstyle="normal">u</math:mi>
        <math:mo math:stretchy="false">=</math:mo>
        <math:mi math:fontstyle="normal">C</math:mi>
      </math:mrow>
      <math:mi>ln</math:mi>
      <math:mrow>
        <math:mfenced math:open="∣" math:close="∣">
          <math:mi math:fontstyle="normal">x</math:mi>
        </math:mfenced>
        <math:mo math:stretchy="false">+</math:mo>
        <math:mi math:fontstyle="normal">D</math:mi>
      </math:mrow>
    </math:mrow>
    <math:annotation math:encoding="StarMath 5.0">
{{alignc du} over {alignc dx}} = {{alignc C} over {alignc x}}
~dlrarrow~
du = {{alignc C} over {alignc x}} dx
~dlrarrow~
{size *1.25 int ""} du = {size *1.25 int ""} {{alignc C} over {alignc x}} dx
~dlrarrow~
u = C ln abs x + D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n>2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y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frac>
        <math:mrow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</math:mrow>
        <math:mrow>
          <math:msup>
            <math:mrow>
              <math:mo math:stretchy="false">(</math:mo>
              <math:mrow>
                <math:msub>
                  <math:mi math:fontstyle="normal">y</math:mi>
                  <math:mn>1</math:mn>
                </math:msub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  <math:mo math:stretchy="false">)</math:mo>
            </math:mrow>
            <math:mn>2</math:mn>
          </math:msup>
        </math:mrow>
      </math:mfrac>
      <math:mi>dx</math:mi>
    </math:mrow>
    <math:annotation math:encoding="StarMath 5.0">y_2 (x) = y_1 (x) {size *1.25 int ""} {{alignc e^{- {size *1.25 int ""} P(x) dx}} over {alignc (y_1 (x))^2}} dx
</math:annotation>
  </math:semantics>
</math:math>
</file>